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Raleway" svg:font-family="Raleway"/>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c7b5" officeooo:paragraph-rsid="0008c7b5"/>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8pt" officeooo:rsid="0008c7b5" officeooo:paragraph-rsid="0008c7b5" style:font-size-asian="18pt" style:font-size-complex="18pt"/>
    </style:style>
    <style:style style:name="P4" style:family="paragraph" style:parent-style-name="Standard">
      <style:paragraph-properties fo:text-align="center" style:justify-single-word="false"/>
      <style:text-properties fo:font-size="24pt" officeooo:rsid="000cb1a5" officeooo:paragraph-rsid="000cb1a5" style:font-size-asian="24pt" style:font-size-complex="24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officeooo:rsid="0008c7b5" officeooo:paragraph-rsid="0008c7b5" style:font-size-asian="12pt" style:font-size-complex="12pt"/>
    </style:style>
    <style:style style:name="P7" style:family="paragraph" style:parent-style-name="Text_20_body">
      <style:text-properties fo:font-variant="normal" fo:text-transform="none" fo:color="#333333" style:font-name="Liberation Mono" fo:font-size="12pt" fo:letter-spacing="normal" fo:font-style="normal" fo:font-weight="normal" officeooo:rsid="0008c7b5" officeooo:paragraph-rsid="0008c7b5" style:font-size-asian="12pt" style:font-size-complex="12pt"/>
    </style:style>
    <style:style style:name="P8" style:family="paragraph" style:parent-style-name="Text_20_body">
      <style:text-properties fo:font-variant="normal" fo:text-transform="none" fo:color="#333333" style:font-name="Liberation Mono" fo:font-size="12pt" fo:letter-spacing="normal" fo:font-style="normal" fo:font-weight="normal" officeooo:paragraph-rsid="000d4314" style:font-size-asian="12pt" style:font-size-complex="12pt"/>
    </style:style>
    <style:style style:name="P9" style:family="paragraph" style:parent-style-name="Text_20_body">
      <style:text-properties fo:font-variant="normal" fo:text-transform="none" fo:color="#333333" style:font-name="Liberation Mono" fo:font-size="12pt" fo:letter-spacing="normal" fo:font-style="normal" fo:font-weight="normal" officeooo:rsid="00233918" officeooo:paragraph-rsid="00233918"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variant="normal" fo:text-transform="none" fo:color="#333333" style:font-name="Liberation Mono" fo:font-size="12pt" fo:letter-spacing="normal" fo:font-style="normal" fo:font-weight="normal" officeooo:rsid="000a5ea8" officeooo:paragraph-rsid="000a5ea8" fo:background-color="transparent" style:font-size-asian="12pt" style:font-size-complex="12pt" loext:padding="0cm" loext:border="none"/>
    </style:style>
    <style:style style:name="P11" style:family="paragraph" style:parent-style-name="Text_20_body">
      <style:text-properties fo:font-variant="normal" fo:text-transform="none" fo:color="#333333" style:font-name="Liberation Mono" fo:font-size="12pt" fo:letter-spacing="normal" fo:font-style="normal" fo:font-weight="normal" officeooo:rsid="0010a2d5" officeooo:paragraph-rsid="000f49fa"/>
    </style:style>
    <style:style style:name="P12" style:family="paragraph" style:parent-style-name="Text_20_body">
      <style:text-properties fo:font-variant="normal" fo:text-transform="none" fo:color="#333333" style:font-name="Liberation Mono" fo:font-size="12pt" fo:letter-spacing="normal" fo:font-style="normal" fo:font-weight="normal" officeooo:paragraph-rsid="0010a2d5"/>
    </style:style>
    <style:style style:name="P13" style:family="paragraph" style:parent-style-name="Text_20_body">
      <style:text-properties fo:font-variant="normal" fo:text-transform="none" fo:color="#333333" style:font-name="Liberation Mono" fo:font-size="14pt" fo:letter-spacing="normal" fo:font-style="normal" fo:font-weight="bold" officeooo:rsid="00233918" officeooo:paragraph-rsid="00233918" style:font-size-asian="14pt" style:font-weight-asian="bold" style:font-size-complex="14pt" style:font-weight-complex="bold"/>
    </style:style>
    <style:style style:name="P14" style:family="paragraph" style:parent-style-name="Text_20_body">
      <style:text-properties fo:font-variant="normal" fo:text-transform="none" fo:color="#252525" style:font-name="sans-serif" fo:font-size="10.5pt" fo:letter-spacing="normal" fo:font-style="normal" fo:font-weight="normal" officeooo:rsid="0008c7b5" officeooo:paragraph-rsid="0008c7b5" style:font-size-asian="12pt" style:font-size-complex="12pt"/>
    </style:style>
    <style:style style:name="P15" style:family="paragraph" style:parent-style-name="Text_20_body">
      <style:text-properties fo:font-variant="normal" fo:text-transform="none" fo:color="#252525" style:font-name="sans-serif" fo:font-size="12pt" fo:letter-spacing="normal" fo:font-style="normal" fo:font-weight="normal" officeooo:rsid="0008c7b5" officeooo:paragraph-rsid="0008c7b5" style:font-size-asian="12pt" style:font-size-complex="12pt"/>
    </style:style>
    <style:style style:name="P16" style:family="paragraph" style:parent-style-name="Text_20_body">
      <style:text-properties fo:color="#333333" style:font-name="Liberation Mono" fo:font-size="12pt" officeooo:rsid="0008c7b5" officeooo:paragraph-rsid="0008c7b5" fo:background-color="transparent" style:font-size-asian="12pt" style:font-size-complex="12pt"/>
    </style:style>
    <style:style style:name="P17" style:family="paragraph" style:parent-style-name="Text_20_body">
      <style:text-properties fo:color="#333333" style:font-name="Liberation Mono" fo:font-size="12pt" style:font-size-asian="12pt" style:font-size-complex="12pt"/>
    </style:style>
    <style:style style:name="P18" style:family="paragraph" style:parent-style-name="Text_20_body">
      <style:text-properties style:font-name="Liberation Mono"/>
    </style:style>
    <style:style style:name="P19" style:family="paragraph" style:parent-style-name="Text_20_body">
      <style:text-properties style:font-name="Liberation Mono" officeooo:paragraph-rsid="0017b208"/>
    </style:style>
    <style:style style:name="P20" style:family="paragraph" style:parent-style-name="Text_20_body">
      <style:paragraph-properties fo:margin-left="0cm" fo:margin-right="0cm" fo:text-indent="0cm" style:auto-text-indent="false"/>
      <style:text-properties fo:color="#333333"/>
    </style:style>
    <style:style style:name="P21" style:family="paragraph" style:parent-style-name="Text_20_body">
      <style:paragraph-properties fo:margin-left="0cm" fo:margin-right="0cm" fo:text-indent="0cm" style:auto-text-indent="false"/>
      <style:text-properties officeooo:paragraph-rsid="0010a2d5"/>
    </style:style>
    <style:style style:name="P22" style:family="paragraph" style:parent-style-name="Text_20_body">
      <style:paragraph-properties fo:margin-left="0cm" fo:margin-right="0cm" fo:text-indent="0cm" style:auto-text-indent="false"/>
      <style:text-properties style:font-name="Liberation Mono" officeooo:paragraph-rsid="000f49fa"/>
    </style:style>
    <style:style style:name="P23" style:family="paragraph" style:parent-style-name="Text_20_body">
      <style:paragraph-properties fo:margin-left="0cm" fo:margin-right="0cm" fo:text-indent="0cm" style:auto-text-indent="false"/>
      <style:text-properties style:font-name="Liberation Mono" officeooo:paragraph-rsid="0010a2d5"/>
    </style:style>
    <style:style style:name="P24" style:family="paragraph" style:parent-style-name="Text_20_body">
      <style:paragraph-properties fo:margin-left="0cm" fo:margin-right="0cm" fo:text-indent="0cm" style:auto-text-indent="false"/>
      <style:text-properties fo:font-variant="normal" fo:text-transform="none" fo:color="#333333" style:font-name="Liberation Mono" fo:font-size="12pt" fo:letter-spacing="normal" fo:font-style="normal" fo:font-weight="normal" officeooo:paragraph-rsid="0010a2d5"/>
    </style:style>
    <style:style style:name="P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style:style>
    <style:style style:name="P2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d4314"/>
    </style:style>
    <style:style style:name="P2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f49fa"/>
    </style:style>
    <style:style style:name="P2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9fe8e" style:font-size-asian="12pt" style:font-size-complex="12pt"/>
    </style:style>
    <style:style style:name="P3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paragraph-rsid="000d4314" style:font-size-asian="12pt" style:font-size-complex="12pt"/>
    </style:style>
    <style:style style:name="P3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17e31b" officeooo:paragraph-rsid="0017e31b"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0d4314" officeooo:paragraph-rsid="000d4314"/>
    </style:style>
    <style:style style:name="P3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0f49fa" officeooo:paragraph-rsid="000f49fa"/>
    </style:style>
    <style:style style:name="P3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weight="normal" officeooo:rsid="0017e31b" officeooo:paragraph-rsid="0017e31b"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0d4314"/>
    </style:style>
    <style:style style:name="P3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0f49fa"/>
    </style:style>
    <style:style style:name="P3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17b208"/>
    </style:style>
    <style:style style:name="P3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17e31b"/>
    </style:style>
    <style:style style:name="P3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weight="bold" officeooo:rsid="00189e50" officeooo:paragraph-rsid="00189e50" style:font-size-asian="14pt" style:font-weight-asian="bold" style:font-size-complex="14pt" style:font-weight-complex="bold"/>
    </style:style>
    <style:style style:name="P4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7e31b" officeooo:paragraph-rsid="0017e31b" style:font-size-asian="14pt" style:font-weight-asian="bold" style:font-size-complex="14pt" style:font-weight-complex="bold"/>
    </style:style>
    <style:style style:name="P4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89e50" officeooo:paragraph-rsid="00189e50" style:font-size-asian="14pt" style:font-weight-asian="bold" style:font-size-complex="14pt" style:font-weight-complex="bold"/>
    </style:style>
    <style:style style:name="P4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89e50" officeooo:paragraph-rsid="0026cf93" style:font-size-asian="14pt" style:font-weight-asian="bold" style:font-size-complex="14pt" style:font-weight-complex="bold"/>
    </style:style>
    <style:style style:name="P4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21e0a1" officeooo:paragraph-rsid="0021e0a1" style:font-size-asian="14pt" style:font-weight-asian="bold" style:font-size-complex="14pt" style:font-weight-complex="bold"/>
    </style:style>
    <style:style style:name="P4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3d463" officeooo:paragraph-rsid="000d4314"/>
    </style:style>
    <style:style style:name="P4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7b208" officeooo:paragraph-rsid="0017b208"/>
    </style:style>
    <style:style style:name="P4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7b208" officeooo:paragraph-rsid="0017e31b"/>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paragraph-rsid="0017e31b"/>
    </style:style>
    <style:style style:name="P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Sans" fo:font-size="12pt" fo:letter-spacing="normal" fo:font-style="normal" fo:font-weight="bold" officeooo:rsid="000d4314" officeooo:paragraph-rsid="000f49fa" style:font-weight-asian="bold" style:font-weight-complex="bold"/>
    </style:style>
    <style:style style:name="P4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0"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weight="bold" officeooo:rsid="000f49fa" officeooo:paragraph-rsid="000f49fa" style:font-size-asian="14pt" style:font-weight-asian="bold" style:font-size-complex="14pt" style:font-weight-complex="bold"/>
    </style:style>
    <style:style style:name="P51"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7e31b" officeooo:paragraph-rsid="0017e31b" style:font-size-asian="14pt" style:font-weight-asian="bold" style:font-size-complex="14pt" style:font-weight-complex="bold"/>
    </style:style>
    <style:style style:name="P52"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4pt" fo:letter-spacing="normal" fo:font-style="normal" fo:font-weight="bold" officeooo:rsid="00189e50" officeooo:paragraph-rsid="00189e50" style:font-size-asian="14pt" style:font-weight-asian="bold" style:font-size-complex="14pt" style:font-weight-complex="bold"/>
    </style:style>
    <style:style style:name="P53" style:family="paragraph" style:parent-style-name="Heading_20_3">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bold" officeooo:rsid="0017b208" officeooo:paragraph-rsid="0017b208" style:font-weight-asian="bold" style:font-weight-complex="bold"/>
    </style:style>
    <style:style style:name="P54" style:family="paragraph" style:parent-style-name="Standard">
      <style:paragraph-properties fo:margin-left="0cm" fo:margin-right="0cm" fo:margin-top="0cm" fo:margin-bottom="0.423cm" loext:contextual-spacing="false" fo:orphans="2" fo:widows="2" fo:text-indent="0cm" style:auto-text-indent="false"/>
      <style:text-properties fo:font-variant="normal" fo:text-transform="none" fo:color="#111111" style:font-name="Liberation Serif" fo:font-size="18pt" fo:letter-spacing="normal" fo:font-style="normal" fo:font-weight="normal" officeooo:rsid="0017e31b" officeooo:paragraph-rsid="0017e31b" style:font-size-asian="18pt" style:font-size-complex="18pt"/>
    </style:style>
    <style:style style:name="P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Mono" fo:font-size="12pt" fo:letter-spacing="normal" fo:font-style="normal" fo:font-weight="normal" officeooo:paragraph-rsid="000c4e2d" fo:background-color="transparent" style:font-size-asian="12pt" style:font-size-complex="12pt" loext:padding="0cm" loext:border="none"/>
    </style:style>
    <style:style style:name="P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Mono" fo:font-size="12pt" fo:letter-spacing="normal" fo:font-style="normal" fo:font-weight="normal" officeooo:rsid="000cb1a5" officeooo:paragraph-rsid="000cb1a5" fo:background-color="transparent" style:font-size-asian="12pt" style:font-weight-asian="normal" style:font-size-complex="12pt" style:font-weight-complex="normal" loext:padding="0cm" loext:border="none"/>
    </style:style>
    <style:style style:name="P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Mono" fo:font-size="14pt" fo:letter-spacing="normal" fo:font-style="normal" fo:font-weight="bold" officeooo:rsid="000ca079" officeooo:paragraph-rsid="000ca079" fo:background-color="transparent" style:font-size-asian="14pt" style:font-weight-asian="bold" style:font-size-complex="14pt" style:font-weight-complex="bold" loext:padding="0cm" loext:border="none"/>
    </style:style>
    <style:style style:name="P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Liberation Mono" fo:font-size="12pt" fo:letter-spacing="normal" fo:font-style="normal" fo:font-weight="bold" officeooo:rsid="000ca079" officeooo:paragraph-rsid="000ca079" fo:background-color="transparent" style:font-size-asian="12pt" style:font-weight-asian="bold" style:font-size-complex="12pt" style:font-weight-complex="bold" loext:padding="0cm" loext:border="none"/>
    </style:style>
    <style:style style:name="P59" style:family="paragraph" style:parent-style-name="Heading_20_3">
      <style:text-properties fo:color="#333333" style:font-name="Liberation Mono"/>
    </style:style>
    <style:style style:name="P60" style:family="paragraph" style:parent-style-name="Heading_20_3">
      <style:text-properties fo:color="#333333" style:font-name="Liberation Mono" fo:font-size="14pt" style:font-size-asian="14pt" style:font-size-complex="14pt"/>
    </style:style>
    <style:style style:name="P61" style:family="paragraph" style:parent-style-name="Heading_20_3">
      <style:text-properties fo:color="#333333" style:font-name="Liberation Mono" fo:font-size="14pt" officeooo:rsid="0008c7b5" officeooo:paragraph-rsid="0008c7b5" style:font-size-asian="14pt" style:font-size-complex="14pt"/>
    </style:style>
    <style:style style:name="P62" style:family="paragraph" style:parent-style-name="Heading_20_3">
      <style:text-properties fo:color="#333333" style:font-name="Liberation Mono" fo:font-size="14pt" fo:font-weight="bold" officeooo:rsid="0008c7b5" officeooo:paragraph-rsid="0009fe8e" style:font-size-asian="14pt" style:font-weight-asian="bold" style:font-size-complex="14pt" style:font-weight-complex="bold"/>
    </style:style>
    <style:style style:name="P63" style:family="paragraph" style:parent-style-name="Heading_20_3">
      <style:text-properties fo:font-variant="normal" fo:text-transform="none" fo:color="#333333" style:font-name="Liberation Mono" fo:font-size="14pt" fo:letter-spacing="normal" fo:font-style="normal" fo:font-weight="bold" officeooo:rsid="00233918" officeooo:paragraph-rsid="00233918" style:font-size-asian="14pt" style:font-weight-asian="bold" style:font-size-complex="14pt" style:font-weight-complex="bold"/>
    </style:style>
    <style:style style:name="P64" style:family="paragraph" style:parent-style-name="Text_20_body" style:list-style-name="L1">
      <style:text-properties fo:font-variant="normal" fo:text-transform="none" fo:color="#333333" style:font-name="Liberation Mono" fo:font-size="12pt" fo:letter-spacing="normal" fo:font-style="normal" fo:font-weight="normal" officeooo:rsid="0010a2d5" officeooo:paragraph-rsid="000f49fa"/>
    </style:style>
    <style:style style:name="P65" style:family="paragraph" style:parent-style-name="Text_20_body" style:list-style-name="L2">
      <style:text-properties fo:font-variant="normal" fo:text-transform="none" fo:color="#333333" style:font-name="Liberation Mono" fo:font-size="12pt" fo:letter-spacing="normal" fo:font-style="normal" fo:font-weight="normal" officeooo:rsid="0010a2d5" officeooo:paragraph-rsid="0010a2d5"/>
    </style:style>
    <style:style style:name="P66" style:family="paragraph" style:parent-style-name="Text_20_body" style:list-style-name="L2">
      <style:text-properties fo:font-variant="normal" fo:text-transform="none" fo:color="#333333" style:font-name="Liberation Mono" fo:font-size="12pt" fo:letter-spacing="normal" fo:font-style="normal" fo:font-weight="normal" officeooo:paragraph-rsid="0010a2d5"/>
    </style:style>
    <style:style style:name="P67" style:family="paragraph" style:parent-style-name="Text_20_body" style:list-style-name="L3">
      <style:text-properties fo:font-variant="normal" fo:text-transform="none" fo:color="#333333" style:font-name="Liberation Mono" fo:font-size="12pt" fo:letter-spacing="normal" fo:font-style="normal" fo:font-weight="normal" officeooo:paragraph-rsid="0010a2d5"/>
    </style:style>
    <style:style style:name="P6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189e50" officeooo:paragraph-rsid="0017e31b" style:font-size-asian="12pt" style:font-weight-asian="normal" style:font-size-complex="12pt" style:font-weight-complex="normal"/>
    </style:style>
    <style:style style:name="P6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font-size="12pt" fo:letter-spacing="normal" fo:font-style="normal" fo:font-weight="normal" officeooo:rsid="001d906d" officeooo:paragraph-rsid="001d906d"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13d463"/>
    </style:style>
    <style:style style:name="P7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Liberation Mono" fo:letter-spacing="normal" officeooo:paragraph-rsid="00287b9c"/>
    </style:style>
    <style:style style:name="P7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3d463" officeooo:paragraph-rsid="000d4314"/>
    </style:style>
    <style:style style:name="P7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officeooo:rsid="0013d463" officeooo:paragraph-rsid="00287b9c"/>
    </style:style>
    <style:style style:name="T1" style:family="text">
      <style:text-properties officeooo:rsid="0009a208"/>
    </style:style>
    <style:style style:name="T2" style:family="text">
      <style:text-properties fo:font-variant="normal" fo:text-transform="none" fo:color="#333333" fo:font-size="12pt" fo:letter-spacing="normal" fo:font-style="normal" fo:font-weight="normal"/>
    </style:style>
    <style:style style:name="T3" style:family="text">
      <style:text-properties fo:font-variant="normal" fo:text-transform="none" fo:color="#333333" fo:font-size="12pt" fo:letter-spacing="normal" fo:font-style="normal" fo:font-weight="normal" officeooo:rsid="0010a2d5"/>
    </style:style>
    <style:style style:name="T4" style:family="text">
      <style:text-properties fo:font-variant="normal" fo:text-transform="none" fo:color="#333333" style:font-name="Liberation Mono" fo:font-size="12pt" fo:letter-spacing="normal" fo:font-style="normal" fo:font-weight="normal" officeooo:rsid="0010a2d5"/>
    </style:style>
    <style:style style:name="T5" style:family="text">
      <style:text-properties fo:font-variant="normal" fo:text-transform="none" fo:color="#333333" style:font-name="Liberation Mono" fo:font-size="12pt" fo:letter-spacing="normal" fo:font-style="normal" fo:font-weight="normal" officeooo:rsid="001341c4"/>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officeooo:rsid="0009fe8e"/>
    </style:style>
    <style:style style:name="T8" style:family="text">
      <style:text-properties officeooo:rsid="0009fe8e"/>
    </style:style>
    <style:style style:name="T9" style:family="text">
      <style:text-properties fo:font-size="12pt" fo:font-style="normal" fo:font-weight="normal"/>
    </style:style>
    <style:style style:name="T10" style:family="text">
      <style:text-properties fo:font-size="12pt" fo:font-style="normal" fo:font-weight="normal" officeooo:rsid="000d4314"/>
    </style:style>
    <style:style style:name="T11" style:family="text">
      <style:text-properties fo:font-size="12pt" fo:font-style="normal" fo:font-weight="normal" officeooo:rsid="000e4b06"/>
    </style:style>
    <style:style style:name="T12" style:family="text">
      <style:text-properties fo:font-size="12pt" fo:font-style="normal" fo:font-weight="normal" officeooo:rsid="000f20ba"/>
    </style:style>
    <style:style style:name="T13" style:family="text">
      <style:text-properties fo:font-size="12pt" fo:font-style="normal" fo:font-weight="normal" officeooo:rsid="000f49fa"/>
    </style:style>
    <style:style style:name="T14" style:family="text">
      <style:text-properties fo:font-size="12pt" fo:font-style="normal" fo:font-weight="normal" officeooo:rsid="001341c4"/>
    </style:style>
    <style:style style:name="T15" style:family="text">
      <style:text-properties fo:font-size="12pt" fo:font-style="normal" fo:font-weight="normal" officeooo:rsid="0010a2d5"/>
    </style:style>
    <style:style style:name="T16" style:family="text">
      <style:text-properties fo:font-size="12pt" fo:font-style="normal" fo:font-weight="normal" officeooo:rsid="0013d463"/>
    </style:style>
    <style:style style:name="T17" style:family="text">
      <style:text-properties fo:font-size="12pt" fo:font-style="normal" fo:font-weight="normal" officeooo:rsid="0017b208"/>
    </style:style>
    <style:style style:name="T18" style:family="text">
      <style:text-properties fo:font-size="12pt" fo:font-style="normal" fo:font-weight="normal" style:font-size-asian="12pt" style:font-weight-asian="normal" style:font-size-complex="12pt" style:font-weight-complex="normal"/>
    </style:style>
    <style:style style:name="T19" style:family="text">
      <style:text-properties fo:font-size="12pt" fo:font-style="normal" fo:font-weight="normal" style:font-size-asian="10.5pt" style:font-weight-asian="normal" style:font-size-complex="12pt" style:font-weight-complex="normal"/>
    </style:style>
    <style:style style:name="T20" style:family="text">
      <style:text-properties fo:font-size="12pt" fo:font-style="normal" fo:font-weight="normal" officeooo:rsid="0021e0a1" style:font-size-asian="10.5pt" style:font-weight-asian="normal" style:font-size-complex="12pt" style:font-weight-complex="normal"/>
    </style:style>
    <style:style style:name="T21" style:family="text">
      <style:text-properties fo:font-size="12pt" fo:font-style="normal" fo:font-weight="normal" officeooo:rsid="001d6300"/>
    </style:style>
    <style:style style:name="T22" style:family="text">
      <style:text-properties fo:font-size="12pt" fo:font-style="normal" fo:font-weight="normal" officeooo:rsid="001f2c22"/>
    </style:style>
    <style:style style:name="T23" style:family="text">
      <style:text-properties fo:font-size="12pt" fo:font-style="normal" fo:font-weight="normal" officeooo:rsid="0021098f"/>
    </style:style>
    <style:style style:name="T24" style:family="text">
      <style:text-properties fo:font-size="12pt" fo:font-style="normal" fo:font-weight="normal" officeooo:rsid="0021e0a1"/>
    </style:style>
    <style:style style:name="T25" style:family="text">
      <style:text-properties fo:font-size="12pt" fo:font-style="normal" fo:font-weight="normal" officeooo:rsid="00287b9c"/>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1d6300" style:font-size-asian="12pt" style:font-weight-asian="normal" style:font-size-complex="12pt" style:font-weight-complex="normal"/>
    </style:style>
    <style:style style:name="T28" style:family="text">
      <style:text-properties fo:font-size="12pt" fo:font-weight="normal" officeooo:rsid="001d906d" style:font-size-asian="12pt" style:font-weight-asian="normal" style:font-size-complex="12pt" style:font-weight-complex="normal"/>
    </style:style>
    <style:style style:name="T29" style:family="text">
      <style:text-properties fo:font-size="12pt" fo:font-weight="normal" officeooo:rsid="0026cf93" style:font-size-asian="12pt" style:font-weight-asian="normal" style:font-size-complex="12pt" style:font-weight-complex="normal"/>
    </style:style>
    <style:style style:name="T30" style:family="text">
      <style:text-properties officeooo:rsid="000c4e2d"/>
    </style:style>
    <style:style style:name="T31" style:family="text">
      <style:text-properties style:font-name="Raleway" fo:font-size="11.25pt"/>
    </style:style>
    <style:style style:name="T32" style:family="text">
      <style:text-properties style:font-name="Raleway" fo:font-size="11.25pt" officeooo:rsid="000ca079"/>
    </style:style>
    <style:style style:name="T33" style:family="text">
      <style:text-properties officeooo:rsid="000d4314"/>
    </style:style>
    <style:style style:name="T34" style:family="text">
      <style:text-properties style:font-name="apple-system" fo:font-size="12pt" fo:font-style="normal" fo:font-weight="normal"/>
    </style:style>
    <style:style style:name="T35" style:family="text">
      <style:text-properties style:font-name="apple-system" fo:font-size="12pt" fo:font-style="normal" fo:font-weight="normal" officeooo:rsid="000d4314"/>
    </style:style>
    <style:style style:name="T36" style:family="text">
      <style:text-properties style:font-name="apple-system" fo:font-size="12pt" fo:font-style="normal" fo:font-weight="normal" officeooo:rsid="0013d463"/>
    </style:style>
    <style:style style:name="T37" style:family="text">
      <style:text-properties style:font-name="apple-system" fo:font-size="12pt" fo:font-style="normal" fo:font-weight="normal" officeooo:rsid="001341c4"/>
    </style:style>
    <style:style style:name="T38" style:family="text">
      <style:text-properties style:font-name="apple-system" fo:font-size="12pt" fo:font-style="normal" fo:font-weight="normal" officeooo:rsid="0017b208"/>
    </style:style>
    <style:style style:name="T39" style:family="text">
      <style:text-properties style:font-name="apple-system" fo:font-size="12pt" fo:font-style="normal" fo:font-weight="normal" officeooo:rsid="001e1acd"/>
    </style:style>
    <style:style style:name="T40" style:family="text">
      <style:text-properties fo:font-style="normal"/>
    </style:style>
    <style:style style:name="T41" style:family="text">
      <style:text-properties fo:font-style="normal" officeooo:rsid="001341c4"/>
    </style:style>
    <style:style style:name="T42" style:family="text">
      <style:text-properties fo:font-style="normal" officeooo:rsid="000d4314"/>
    </style:style>
    <style:style style:name="T43" style:family="text">
      <style:text-properties fo:font-style="normal" officeooo:rsid="00189e50"/>
    </style:style>
    <style:style style:name="T44" style:family="text">
      <style:text-properties fo:font-style="normal" officeooo:rsid="0021e0a1"/>
    </style:style>
    <style:style style:name="T45" style:family="text">
      <style:text-properties officeooo:rsid="001a6c10"/>
    </style:style>
    <style:style style:name="T46" style:family="text">
      <style:text-properties officeooo:rsid="0021e0a1"/>
    </style:style>
    <style:style style:name="T47" style:family="text">
      <style:text-properties officeooo:rsid="00287b9c"/>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 – DDCSPP</text:p>
      <text:p text:style-name="P4"/>
      <text:p text:style-name="P3"/>
      <text:p text:style-name="P3"/>
      <text:p text:style-name="P3">1. Contexte du projet</text:p>
      <text:p text:style-name="P1"/>
      <text:h text:style-name="P61" text:outline-level="3">PRÉSENTATION ENTREPRISE/ORGANISATION</text:h>
      <text:p text:style-name="P6"/>
      <text:p text:style-name="P16">+ <text:span text:style-name="T1">La DDCSPP sont des services déconcentré de l’E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h text:style-name="P63" text:outline-level="3">PRESENTATION DU PRESTATAIRE</text:h>
      <text:p text:style-name="P13"/>
      <text:p text:style-name="P9">Le projet est traité par l’école La Code-Académie. La code académie est un centre de formation permettant l’apprentissage du développement web/mobile pour tous les profils qui démontrent une forte motivation à apprendre des langages de programmation. Cette formation est proposée par la fondation FACE en partenariat avec Simplon. La méthode d’apprentissage bouscule l’éducation national grâce à l’apprentissage par la pratique.</text:p>
      <text:p text:style-name="P13"/>
      <text:h text:style-name="P62" text:outline-level="3"><text:span text:style-name="T6">PRÉSENTATION </text:span><text:span text:style-name="T7">GENERALE DU PROJET</text:span></text:h>
      <text:p text:style-name="P14"/>
      <text:p text:style-name="P7">En France, près de la moitié des femmes se concentrent dans une dizaine de métiers sur 86, contre 30% pour les hommes.</text:p>
      <text:p text:style-name="P28">12% des Français.e.s travaillent actuellement dans une filière mixte, c’est-à-dire un secteur comportant au moins 40% de professionnels femmes et hommes.</text:p>
      <text:p text:style-name="P28">92% de femmes dans les métiers de secrétariat-bureautique 97,7% des assistantes maternelles 85,2% d’hommes en tant que techniciens et agents de maitrise 90% d’hommes, conducteurs de véhicule. etc...</text:p>
      <text:p text:style-name="P28"><text:soft-page-break/>Face à celà, nous avons décidé de mener une action liée à la mixité. Un évènement aura lieu du 5 au 9 Décembre afin de promouvoir la mixité.</text:p>
      <text:p text:style-name="P29">Dans le cadre de ce dispositif, <text:span text:style-name="T8">la DDCSPP </text:span>aimer<text:span text:style-name="T8">ait</text:span> pouvoir mettre en place un site internet, facile d'utilisation, pouvant être diffusé sur tous les réseaux sociaux, afin de mettre en avant l'action menée auprès de divers publics.</text:p>
      <text:p text:style-name="P28">Cette application, aura pour interêt de mettre en avant des images, des textes ou encore des vidéos ciblées sur la thématique de la mixité. Ainsi que de mettre en lumière les actions que nous aurons mises en place. Nous avons pensé à une application semblable à pinterest, permettant d'avoir une rapide visibilité de l'ensemble des médias disponibles.</text:p>
      <text:p text:style-name="P49"/>
      <text:h text:style-name="P60" text:outline-level="3">OBJECTIF DU PROJET</text:h>
      <text:p text:style-name="P17"/>
      <text:p text:style-name="P10">Internet est un puissant outil de communication. C’est une manière de communiquer à grande échelle. Aujourd’hui n’importe quel utilisateur peut accéder à vos services en ligne en quelques clics.</text:p>
      <text:p text:style-name="P55"><text:s/><text:span text:style-name="T30">Grâce</text:span> <text:span text:style-name="T30">ce</text:span> site <text:span text:style-name="T30">internet</text:span>, une multitude de possibilité s’offre à <text:span text:style-name="T30">la DDCSPP</text:span>. <text:span text:style-name="T30">Notamment une communication plus importante sur l’évênement organisé, une plus grande sensibilisation aux problèmes d’actualité, spécifiquement la mixité des emplois.<text:line-break/></text:span></text:p>
      <text:p text:style-name="P55"><text:span text:style-name="T31">Le principal est de donner à l’utilisateur les fonctionnalités qui vont être importantes pour lui. Une présence </text:span><text:span text:style-name="T32">sur le web</text:span><text:span text:style-name="T31"> c’est autant une carte de visite, une relation </text:span><text:span text:style-name="T32">24H/24</text:span><text:span text:style-name="T31"> avec </text:span><text:span text:style-name="T32">une communuaté</text:span><text:span text:style-name="T31">, une notoriété accrue, une publicité permanente…</text:span><text:span text:style-name="T30"> </text:span></text:p>
      <text:p text:style-name="P55"/>
      <text:p text:style-name="P55"/>
      <text:p text:style-name="P57">CIBLE</text:p>
      <text:p text:style-name="P58"/>
      <text:p text:style-name="P56">Le projet est destiné à ciblé une audience jeune afin de les familiarisé avec la problématique de l’évènement.</text:p>
      <text:p text:style-name="P56"/>
      <text:p text:style-name="P56"/>
      <text:p text:style-name="P56"/>
      <text:p text:style-name="P2">2. Description du besoin</text:p>
      <text:p text:style-name="P2"/>
      <text:h text:style-name="P60" text:outline-level="3"><text:soft-page-break/>DESCRIPTION FONCTIONNELLE</text:h>
      <text:p text:style-name="P5"/>
      <text:p text:style-name="P30">Un administrateur, ou une équipe d'administrateurs aura pour charge de maintenir le site ainsi que son contenu.</text:p>
      <text:p text:style-name="P8">Cette application web :</text:p>
      <text:p text:style-name="P8">- <text:span text:style-name="T33">Sera u</text:span>tilisée ponctuellement dans le cadre de l'évènement de la mixité.</text:p>
      <text:p text:style-name="P8">- <text:span text:style-name="T33">Aura </text:span>un <text:span text:style-name="T33">Backoffice</text:span> de travail utilisable et r<text:span text:style-name="T33">é</text:span>utilisable par les diff<text:span text:style-name="T33">é</text:span>rents entreprenants de missions à thématiques fortes telles que celle-ci.</text:p>
      <text:p text:style-name="P25">- <text:span text:style-name="T33">Sera </text:span>dynamique, autonome et n'a pas pour but de se connecter à de tierces applications.</text:p>
      <text:p text:style-name="P26"><text:span text:style-name="T33">- Sera de type </text:span>Single Page Application <text:span text:style-name="T33">(SPA).</text:span></text:p>
      <text:p text:style-name="P32">- Contiendra un grand dashboard, dans lequel, les utilisateurs connectés (modérateurs ou administrateurs) pourront rajouter du contenu à leur guise.</text:p>
      <text:p text:style-name="P35"><text:span text:style-name="T10">- </text:span><text:span text:style-name="T11">Devra présenté</text:span><text:span text:style-name="T10"> </text:span><text:span text:style-name="T11">le contenu</text:span><text:span text:style-name="T10"> sous forme de blocs </text:span><text:span text:style-name="T11">modifiable en largeur et longueur</text:span><text:span text:style-name="T10">, et seront facilement reconnaissable grâce à une vignette.</text:span></text:p>
      <text:p text:style-name="P32">- Si un utilisateur connecté ou non connecté clique sur un bloc, celui-ci s'agrandit afin de prendre toute la taille de la page et afficher les médias.</text:p>
      <text:p text:style-name="P35"><text:span text:style-name="T10">- </text:span><text:span text:style-name="T12">S</text:span><text:span text:style-name="T10">i un son ou une vidé</text:span><text:span text:style-name="T21">o </text:span><text:span text:style-name="T10">est incorporée dans le bloc, le media devra se lancer automatiquement lors de l'ouverture du bloc.<text:line-break/>Une interface de contrôles du média sera affichée.</text:span></text:p>
      <text:p text:style-name="P32">- Une connection utilisateur sera requise afin qu'uniquement les organisateurs des évènements, ou l'équipe mandatée puisse rajouter du contenu.</text:p>
      <text:p text:style-name="P35"><text:span text:style-name="T10">- Certains rôles d'utilisateurs doivent permettre de configurer le thème de l'application </text:span><text:span text:style-name="T16">(changer le fond)</text:span><text:span text:style-name="T10">.</text:span></text:p>
      <text:p text:style-name="P35"><text:span text:style-name="T10">- Certains rôles d'utilisateurs doivent permettre d'administrer le contenu de l'application </text:span><text:span text:style-name="T16">(création, modification, suppression)</text:span><text:span text:style-name="T10">.</text:span></text:p>
      <text:p text:style-name="P70"><text:span text:style-name="T10">- Certains rôles d'utilisateurs doivent permettre d'administrer les comptes utilisateurs </text:span><text:span text:style-name="T16">(création, modification, suppression, attribution de droits)</text:span><text:span text:style-name="T10">.</text:span></text:p>
      <text:p text:style-name="P71"><text:soft-page-break/><text:span text:style-name="T10">- </text:span><text:span text:style-name="T25">Lorsqu'on publie un lien sur un réseau social, une vignette ainsi qu'un texte sont affichés et doit être geré.</text:span></text:p>
      <text:p text:style-name="P35"><text:span text:style-name="T35">- </text:span><text:span text:style-name="T36">Un visiteur pourra consulté toutes les publications postées.</text:span></text:p>
      <text:p text:style-name="P44">- Un visiteur pourra afficher une publication précise en grand au clic.</text:p>
      <text:p text:style-name="P73">- <text:span text:style-name="T47">Lien de partage automatique vers un réseau social</text:span></text:p>
      <text:p text:style-name="P73">- <text:span text:style-name="T47">Filtrer le contenu par Date et Type de Média.</text:span></text:p>
      <text:p text:style-name="P73">- <text:span text:style-name="T47">Bannière pour indiquer les partenaires de l’évènement</text:span></text:p>
      <text:p text:style-name="P44"/>
      <text:p text:style-name="P44"/>
      <text:h text:style-name="P50" text:outline-level="3"><text:span text:style-name="T41">C</text:span><text:span text:style-name="T42">ONTRAINTES TECHNIQUES</text:span></text:h>
      <text:p text:style-name="P48"/>
      <text:p text:style-name="P36"><text:span text:style-name="T13">- </text:span><text:span text:style-name="T9">Cette application devant être dynamique</text:span></text:p>
      <text:p text:style-name="P36"><text:span text:style-name="T9">- </text:span><text:span text:style-name="T15">S</text:span><text:span text:style-name="T9">erveurs Apache 2.4.7, PHP 5.5.9 </text:span><text:span text:style-name="T15">et une base de données mysql 5.5.52</text:span></text:p>
      <text:p text:style-name="P36"><text:span text:style-name="T15">- Application </text:span><text:span text:style-name="T22">qui s’adapte de </text:span><text:span text:style-name="T23">360px à </text:span><text:span text:style-name="T24">1080px en largeur et 640px à <text:s/>1920px en hauteur</text:span><text:span text:style-name="T14">.</text:span></text:p>
      <text:p text:style-name="P36"><text:span text:style-name="T13">- </text:span><text:span text:style-name="T9">La partie d'administration doit être très intuitive.</text:span></text:p>
      <text:p text:style-name="P27">- Le livrable se devra d'être léger et indépendant ainsi que facilement installable.</text:p>
      <text:p text:style-name="P27">- <text:span text:style-name="T46">Compatibilité de l’application sur les derniers navigateurs Chrome, Firefox, Safari, Opera, Edge et internet explorer.</text:span></text:p>
      <text:p text:style-name="P33">- Votre application devra être robuste face à des fortes sollicitations à des instants précis.</text:p>
      <text:p text:style-name="P25">- La volumétrie de données n'excèdera pas les 1000 médias pour un évènement donné.</text:p>
      <text:p text:style-name="P25">- <text:span text:style-name="T45">L’application sera hébergée sur les serveurs de l’état.</text:span></text:p>
      <text:p text:style-name="P22"><text:bookmark text:name="user-content-fonctionnalités-attendues"/>- <text:span text:style-name="T2">Chaque membre disposant d'un compte sur l'application aura un rôle attitré.</text:span></text:p>
      <text:p text:style-name="P22"><text:span text:style-name="T2">- Certains rôles d'utilisateurs doivent permettre de configurer le thème de l'application </text:span><text:span text:style-name="T3">avec des fonctionnalités prédéfinies :</text:span></text:p>
      <text:list xml:id="list8093313923109900127" text:style-name="L1">
        <text:list-item>
          <text:p text:style-name="P64"><text:soft-page-break/>Fond de la page web : Fond Noir, Fond Blanc, Fond avec une image de son choix</text:p>
        </text:list-item>
        <text:list-item>
          <text:p text:style-name="P64">Reglage de l'effet de transparence du fond</text:p>
        </text:list-item>
        <text:list-item>
          <text:p text:style-name="P64">Format des blocs possibles à créer</text:p>
        </text:list-item>
      </text:list>
      <text:p text:style-name="P11"/>
      <text:p text:style-name="P23">- <text:span text:style-name="T2">Certains rôles d'utilisateurs doivent permettre d'administrer le contenu de l'application.</text:span></text:p>
      <text:p text:style-name="P23"><text:span text:style-name="T2">- </text:span><text:span text:style-name="T3">Un contenu est de la forme :</text:span></text:p>
      <text:list xml:id="list488553345813654362" text:style-name="L2">
        <text:list-item>
          <text:p text:style-name="P65">Un titre</text:p>
        </text:list-item>
        <text:list-item>
          <text:p text:style-name="P66">Un permalien généré automatiquement</text:p>
        </text:list-item>
        <text:list-item>
          <text:p text:style-name="P66">Une description</text:p>
        </text:list-item>
        <text:list-item>
          <text:p text:style-name="P66">Une date de création</text:p>
        </text:list-item>
        <text:list-item>
          <text:p text:style-name="P66">Un ou deux médias</text:p>
        </text:list-item>
      </text:list>
      <text:p text:style-name="P12">- Si une vidéo est définie comme média, nul autre média ne doit pouvoir être rajouté</text:p>
      <text:p text:style-name="P12">- Si une image est défini comme média, il doit être possible de rajouter un fond sonore. Et inversement.</text:p>
      <text:p text:style-name="P12">- Certains rôles d'utilisateurs doivent permettre d'administrer les comptes utilisateurs.</text:p>
      <text:p text:style-name="P24">- Un utilisateur doit contenir :</text:p>
      <text:list xml:id="list786217370777025913" text:style-name="L3">
        <text:list-item>
          <text:p text:style-name="P67">Un pseudo</text:p>
        </text:list-item>
        <text:list-item>
          <text:p text:style-name="P67">Une adresse mail</text:p>
        </text:list-item>
        <text:list-item>
          <text:p text:style-name="P67">Un mot de passe</text:p>
        </text:list-item>
        <text:list-item>
          <text:p text:style-name="P67">Un rôle</text:p>
        </text:list-item>
      </text:list>
      <text:p text:style-name="P21"><text:line-break/></text:p>
      <text:h text:style-name="P59" text:outline-level="3">DESCRIPTION GRAPHIQUE ET ERGONOMIQUE</text:h>
      <text:p text:style-name="P18"/>
      <text:p text:style-name="P19">-<text:span text:style-name="T4"> Application responsive sur tout types de périphériques (smartphone, tablette, </text:span><text:span text:style-name="T5">desktop).</text:span></text:p>
      <text:p text:style-name="P37"><text:span text:style-name="T13">- </text:span><text:span text:style-name="T14">La partie d'administration doit être très intuitive.</text:span></text:p>
      <text:p text:style-name="P37"><text:span text:style-name="T14">- </text:span><text:span text:style-name="T17">A</text:span><text:span text:style-name="T37">pplication </text:span><text:span text:style-name="T38">qui a un effet </text:span><text:span text:style-name="T39">dynamique</text:span><text:span text:style-name="T38"> au niveau du design.</text:span></text:p>
      <text:p text:style-name="P45"><text:soft-page-break/></text:p>
      <text:h text:style-name="P53" text:outline-level="3">PRESTATIONS ATTENDUES / PÉRIMÈTRE DU PROJET</text:h>
      <text:p text:style-name="P45">- Contenu apporté par la DDCSPP</text:p>
      <text:p text:style-name="P46">- <text:s/>Une notice d'installation</text:p>
      <text:p text:style-name="P38"><text:span text:style-name="T38">- </text:span><text:span text:style-name="T34">Une spécification fonctionnelle</text:span></text:p>
      <text:p text:style-name="P47">- Une spécification technique</text:p>
      <text:p text:style-name="P47"/>
      <text:p text:style-name="P40">INSPIRATION</text:p>
      <text:p text:style-name="P31">- L’application ressemblera à l’ergonomie du célèbre réseau social Pinterest qui permet d’avoir une rapide visibilité de l’ensemble des médias disponibles.</text:p>
      <text:p text:style-name="P31"/>
      <text:p text:style-name="P54">3. Pilotage</text:p>
      <text:p text:style-name="P54"/>
      <text:h text:style-name="P51" text:outline-level="3">ELÉMENTS DE RÉPONSE ATTENDUS</text:h>
      <text:p text:style-name="P34"><text:span text:style-name="T40">Nous attendons une validation du cahier des charges ainsi que des ajouts ou modifications sur les points </text:span><text:span text:style-name="T43">abordés ci-dessus.<text:line-break/></text:span><text:span text:style-name="T44">Les échanges avec le clients seront réguliers afin que le projet aboutisse dans de bonnes conditions. </text:span></text:p>
      <text:p text:style-name="P68"/>
      <text:h text:style-name="P52" text:outline-level="3">PLANNING</text:h>
      <text:p text:style-name="P39"><text:span text:style-name="T18">La date de départ du projet est le</text:span><text:span text:style-name="T40"> </text:span><text:span text:style-name="T19">Lundi 14 Novembre 2016 pour une date de déploiement souhaité le 10 janvier 2017.<text:line-break/></text:span><text:span text:style-name="T20">Nous allons nous organisé en méthode Scrum et utilisé les outils tel que Trello et github pour améliorer notre productivité.</text:span></text:p>
      <text:p text:style-name="P41"/>
      <text:p text:style-name="P42">CONTACTS<text:line-break/><text:line-break/><text:span text:style-name="T29">Erwann Duclos : Chef de projet et Lead Formateur<text:line-break/>Ange Ménager : Formateur frond-end</text:span><text:span text:style-name="T26"><text:line-break/></text:span><text:soft-page-break/><text:span text:style-name="T26">Gaël Venturin : Développeur Front-End, </text:span><text:span text:style-name="T27">apprenant à la code académie (Promo 2016-2017)</text:span><text:span text:style-name="T26"><text:line-break/>Thomas Sancéo: Développeur Back-end, </text:span><text:span text:style-name="T27">apprenant à la code académie (Promo 2016-2017)</text:span></text:p>
      <text:p text:style-name="P43"><text:span text:style-name="T27">m</text:span><text:span text:style-name="T26">ail de contact : </text:span><text:span text:style-name="T27">c</text:span><text:span text:style-name="T28">odeacademie@fondationface.org</text:span></text:p>
      <text:p text:style-name="P69"/>
      <text:p text:style-name="Text_20_body"><text:line-break/></text:p>
      <text:p text:style-name="P18"/>
      <text:p text:style-name="Text_20_body"><text:line-break/></text:p>
      <text:p text:style-name="P5"/>
      <text:p text:style-name="P2"/>
      <text:p text:style-name="P2"/>
      <text:p text:style-name="P2"/>
      <text:p text:style-name="P56"/>
      <text:p text:style-name="P20"><text:line-break/></text:p>
      <text:p text:style-name="P1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Raleway" svg:font-family="Raleway"/>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0:03:34.650738891</meta:creation-date>
    <dc:date>2016-11-17T16:43:59.847694290</dc:date>
    <meta:editing-duration>PT44M46S</meta:editing-duration>
    <meta:editing-cycles>6</meta:editing-cycles>
    <meta:generator>LibreOffice/5.1.4.2$Linux_X86_64 LibreOffice_project/10m0$Build-2</meta:generator>
    <meta:document-statistic meta:table-count="0" meta:image-count="0" meta:object-count="0" meta:page-count="7" meta:paragraph-count="93" meta:word-count="1254" meta:character-count="8100" meta:non-whitespace-character-count="6935"/>
  </office:meta>
</office:document-meta>
</file>